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Trainee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TR0101</text:p>
          </table:table-cell>
          <table:table-cell office:value-type="string" calcext:value-type="string">
            <text:p>Sinethemba</text:p>
          </table:table-cell>
          <table:table-cell office:value-type="string" calcext:value-type="string">
            <text:p>Mazibuko</text:p>
          </table:table-cell>
          <table:table-cell office:value-type="string" calcext:value-type="string">
            <text:p><text:a xlink:href="mailto:sm@email.co.za" xlink:type="simple">sm@email.co.za</text:a></text:p>
          </table:table-cell>
          <table:table-cell office:value-type="float" office:value="712345678" calcext:value-type="float">
            <text:p>712345678</text:p>
          </table:table-cell>
          <table:table-cell office:value-type="date" office:date-value="1996-09-10" calcext:value-type="date">
            <text:p>1996-09-10</text:p>
          </table:table-cell>
          <table:table-cell table:formula="of:=DATEDIF([.F2]; TODAY(); &quot;Y&quot;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R010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Khumalo</text:p>
          </table:table-cell>
          <table:table-cell office:value-type="string" calcext:value-type="string">
            <text:p><text:a xlink:href="mailto:ak@emial.co.za" xlink:type="simple">ak@emial.co.za</text:a></text:p>
          </table:table-cell>
          <table:table-cell office:value-type="float" office:value="712345679" calcext:value-type="float">
            <text:p>712345679</text:p>
          </table:table-cell>
          <table:table-cell office:value-type="date" office:date-value="2001-09-01" calcext:value-type="date">
            <text:p>2001-09-01</text:p>
          </table:table-cell>
          <table:table-cell table:formula="of:=DATEDIF([.F3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0103</text:p>
          </table:table-cell>
          <table:table-cell office:value-type="string" calcext:value-type="string">
            <text:p>Sipho</text:p>
          </table:table-cell>
          <table:table-cell office:value-type="string" calcext:value-type="string">
            <text:p>Ngcobo</text:p>
          </table:table-cell>
          <table:table-cell office:value-type="string" calcext:value-type="string">
            <text:p><text:a xlink:href="mailto:sn@email.co.za" xlink:type="simple">sn@email.co.za</text:a></text:p>
          </table:table-cell>
          <table:table-cell office:value-type="float" office:value="712345677" calcext:value-type="float">
            <text:p>712345677</text:p>
          </table:table-cell>
          <table:table-cell office:value-type="date" office:date-value="1996-01-15" calcext:value-type="date">
            <text:p>1996-01-15</text:p>
          </table:table-cell>
          <table:table-cell table:formula="of:=DATEDIF([.F4]; TODAY(); &quot;Y&quot;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R010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khize</text:p>
          </table:table-cell>
          <table:table-cell office:value-type="string" calcext:value-type="string">
            <text:p><text:a xlink:href="mailto:mm@email.com" xlink:type="simple">mm@email.com</text:a></text:p>
          </table:table-cell>
          <table:table-cell office:value-type="float" office:value="712345676" calcext:value-type="float">
            <text:p>712345676</text:p>
          </table:table-cell>
          <table:table-cell office:value-type="date" office:date-value="1999-12-20" calcext:value-type="date">
            <text:p>1999-12-20</text:p>
          </table:table-cell>
          <table:table-cell table:formula="of:=DATEDIF([.F5]; TODAY(); &quot;Y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0105</text:p>
          </table:table-cell>
          <table:table-cell office:value-type="string" calcext:value-type="string">
            <text:p>Muzi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<text:a xlink:href="mailto:ms@email.co.za" xlink:type="simple">ms@email.co.za</text:a></text:p>
          </table:table-cell>
          <table:table-cell office:value-type="float" office:value="712345675" calcext:value-type="float">
            <text:p>712345675</text:p>
          </table:table-cell>
          <table:table-cell office:value-type="date" office:date-value="2000-12-01" calcext:value-type="date">
            <text:p>2000-12-01</text:p>
          </table:table-cell>
          <table:table-cell table:formula="of:=DATEDIF([.F6]; TODAY(); &quot;Y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0106</text:p>
          </table:table-cell>
          <table:table-cell office:value-type="string" calcext:value-type="string">
            <text:p>Londiwe</text:p>
          </table:table-cell>
          <table:table-cell office:value-type="string" calcext:value-type="string">
            <text:p>Modise</text:p>
          </table:table-cell>
          <table:table-cell office:value-type="string" calcext:value-type="string">
            <text:p><text:a xlink:href="mailto:lm@emial.co.za" xlink:type="simple">lm@emial.co.za</text:a></text:p>
          </table:table-cell>
          <table:table-cell office:value-type="float" office:value="712345674" calcext:value-type="float">
            <text:p>712345674</text:p>
          </table:table-cell>
          <table:table-cell office:value-type="date" office:date-value="1998-02-19" calcext:value-type="date">
            <text:p>1998-02-19</text:p>
          </table:table-cell>
          <table:table-cell table:formula="of:=DATEDIF([.F7]; TODAY(); &quot;Y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R0107</text:p>
          </table:table-cell>
          <table:table-cell office:value-type="string" calcext:value-type="string">
            <text:p>Sanele</text:p>
          </table:table-cell>
          <table:table-cell office:value-type="string" calcext:value-type="string">
            <text:p>Hlela</text:p>
          </table:table-cell>
          <table:table-cell office:value-type="string" calcext:value-type="string">
            <text:p><text:a xlink:href="mailto:sh@email.co.za" xlink:type="simple">sh@email.co.za</text:a></text:p>
          </table:table-cell>
          <table:table-cell office:value-type="float" office:value="712345673" calcext:value-type="float">
            <text:p>712345673</text:p>
          </table:table-cell>
          <table:table-cell office:value-type="date" office:date-value="1985-03-29" calcext:value-type="date">
            <text:p>1985-03-29</text:p>
          </table:table-cell>
          <table:table-cell table:formula="of:=DATEDIF([.F8]; TODAY(); &quot;Y&quot;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0108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<text:a xlink:href="mailto:vs@email.co.za" xlink:type="simple">vs@email.co.za</text:a></text:p>
          </table:table-cell>
          <table:table-cell office:value-type="float" office:value="712345672" calcext:value-type="float">
            <text:p>712345672</text:p>
          </table:table-cell>
          <table:table-cell office:value-type="date" office:date-value="1997-09-30" calcext:value-type="date">
            <text:p>1997-09-30</text:p>
          </table:table-cell>
          <table:table-cell table:formula="of:=DATEDIF([.F9]; TODAY(); &quot;Y&quot;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R0109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<text:a xlink:href="mailto:nz@emial.co.za" xlink:type="simple">nz@emial.co.za</text:a></text:p>
          </table:table-cell>
          <table:table-cell office:value-type="float" office:value="712345671" calcext:value-type="float">
            <text:p>712345671</text:p>
          </table:table-cell>
          <table:table-cell office:value-type="date" office:date-value="2002-06-21" calcext:value-type="date">
            <text:p>2002-06-21</text:p>
          </table:table-cell>
          <table:table-cell table:formula="of:=DATEDIF([.F10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0110</text:p>
          </table:table-cell>
          <table:table-cell office:value-type="string" calcext:value-type="string">
            <text:p>Thabani</text:p>
          </table:table-cell>
          <table:table-cell office:value-type="string" calcext:value-type="string">
            <text:p>Nkomo</text:p>
          </table:table-cell>
          <table:table-cell office:value-type="string" calcext:value-type="string">
            <text:p><text:a xlink:href="mailto:tn@email.co.za" xlink:type="simple">tn@email.co.za</text:a></text:p>
          </table:table-cell>
          <table:table-cell office:value-type="float" office:value="712345670" calcext:value-type="float">
            <text:p>712345670</text:p>
          </table:table-cell>
          <table:table-cell office:value-type="date" office:date-value="2015-02-21" calcext:value-type="date">
            <text:p>2015-02-21</text:p>
          </table:table-cell>
          <table:table-cell table:formula="of:=DATEDIF([.F11]; TODAY(); &quot;Y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B01</text:p>
          </table:table-cell>
          <table:table-cell office:value-type="string" calcext:value-type="string">
            <text:p>Thabiso</text:p>
          </table:table-cell>
          <table:table-cell office:value-type="string" calcext:value-type="string">
            <text:p>Mncube</text:p>
          </table:table-cell>
          <table:table-cell office:value-type="string" calcext:value-type="string">
            <text:p><text:a xlink:href="mailto:thabiso02@gmail.com" xlink:type="simple">thabiso02@gmail.com</text:a></text:p>
          </table:table-cell>
          <table:table-cell office:value-type="float" office:value="791881001" calcext:value-type="float">
            <text:p>791881001</text:p>
          </table:table-cell>
          <table:table-cell office:value-type="date" office:date-value="2001-02-01" calcext:value-type="date">
            <text:p>2001-02-01</text:p>
          </table:table-cell>
          <table:table-cell table:formula="of:=DATEDIF([.F12]; TODAY(); &quot;Y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B02</text:p>
          </table:table-cell>
          <table:table-cell office:value-type="string" calcext:value-type="string">
            <text:p>Ntombenhle</text:p>
          </table:table-cell>
          <table:table-cell office:value-type="string" calcext:value-type="string">
            <text:p>Ngcobo</text:p>
          </table:table-cell>
          <table:table-cell office:value-type="string" calcext:value-type="string">
            <text:p><text:a xlink:href="mailto:NtoRh04@gmail.com" xlink:type="simple">NtoRh04@gmail.com</text:a></text:p>
          </table:table-cell>
          <table:table-cell office:value-type="float" office:value="761137474" calcext:value-type="float">
            <text:p>761137474</text:p>
          </table:table-cell>
          <table:table-cell office:value-type="date" office:date-value="2000-02-04" calcext:value-type="date">
            <text:p>2000-02-04</text:p>
          </table:table-cell>
          <table:table-cell table:formula="of:=DATEDIF([.F13]; TODAY(); &quot;Y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B03</text:p>
          </table:table-cell>
          <table:table-cell office:value-type="string" calcext:value-type="string">
            <text:p>Shante</text:p>
          </table:table-cell>
          <table:table-cell office:value-type="string" calcext:value-type="string">
            <text:p>Sibbiya</text:p>
          </table:table-cell>
          <table:table-cell office:value-type="string" calcext:value-type="string">
            <text:p><text:a xlink:href="mailto:shante@gmail.com" xlink:type="simple">shante@gmail.com</text:a></text:p>
          </table:table-cell>
          <table:table-cell office:value-type="float" office:value="638998311" calcext:value-type="float">
            <text:p>638998311</text:p>
          </table:table-cell>
          <table:table-cell office:value-type="date" office:date-value="2010-02-10" calcext:value-type="date">
            <text:p>2010-02-10</text:p>
          </table:table-cell>
          <table:table-cell table:formula="of:=DATEDIF([.F14]; TODAY(); &quot;Y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B04</text:p>
          </table:table-cell>
          <table:table-cell office:value-type="string" calcext:value-type="string">
            <text:p>Ziyanda</text:p>
          </table:table-cell>
          <table:table-cell office:value-type="string" calcext:value-type="string">
            <text:p>Mbonambi</text:p>
          </table:table-cell>
          <table:table-cell office:value-type="string" calcext:value-type="string">
            <text:p><text:a xlink:href="mailto:ziyanda229@gmail.com" xlink:type="simple">ziyanda229@gmail.com</text:a></text:p>
          </table:table-cell>
          <table:table-cell office:value-type="float" office:value="721244125" calcext:value-type="float">
            <text:p>721244125</text:p>
          </table:table-cell>
          <table:table-cell office:value-type="date" office:date-value="2004-03-01" calcext:value-type="date">
            <text:p>2004-03-01</text:p>
          </table:table-cell>
          <table:table-cell table:formula="of:=DATEDIF([.F15]; TODAY(); &quot;Y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B05</text:p>
          </table:table-cell>
          <table:table-cell office:value-type="string" calcext:value-type="string">
            <text:p>Mpume</text:p>
          </table:table-cell>
          <table:table-cell office:value-type="string" calcext:value-type="string">
            <text:p>Zaca</text:p>
          </table:table-cell>
          <table:table-cell office:value-type="string" calcext:value-type="string">
            <text:p><text:a xlink:href="mailto:zaca@gmail.com" xlink:type="simple">zaca@gmail.com</text:a></text:p>
          </table:table-cell>
          <table:table-cell office:value-type="float" office:value="65974321" calcext:value-type="float">
            <text:p>65974321</text:p>
          </table:table-cell>
          <table:table-cell office:value-type="date" office:date-value="2004-10-15" calcext:value-type="date">
            <text:p>2004-10-15</text:p>
          </table:table-cell>
          <table:table-cell table:formula="of:=DATEDIF([.F16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B06</text:p>
          </table:table-cell>
          <table:table-cell office:value-type="string" calcext:value-type="string">
            <text:p>Bongeka</text:p>
          </table:table-cell>
          <table:table-cell office:value-type="string" calcext:value-type="string">
            <text:p>Bhungane</text:p>
          </table:table-cell>
          <table:table-cell office:value-type="string" calcext:value-type="string">
            <text:p><text:a xlink:href="mailto:angelabhune@gmail.com" xlink:type="simple">angelabhune@gmail.com</text:a></text:p>
          </table:table-cell>
          <table:table-cell office:value-type="float" office:value="832964212" calcext:value-type="float">
            <text:p>832964212</text:p>
          </table:table-cell>
          <table:table-cell office:value-type="date" office:date-value="2004-03-22" calcext:value-type="date">
            <text:p>2004-03-22</text:p>
          </table:table-cell>
          <table:table-cell table:formula="of:=DATEDIF([.F17]; TODAY(); &quot;Y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B07</text:p>
          </table:table-cell>
          <table:table-cell office:value-type="string" calcext:value-type="string">
            <text:p>Melokuhle</text:p>
          </table:table-cell>
          <table:table-cell office:value-type="string" calcext:value-type="string">
            <text:p>Maphisa</text:p>
          </table:table-cell>
          <table:table-cell office:value-type="string" calcext:value-type="string">
            <text:p><text:a xlink:href="mailto:melo@gmail.com" xlink:type="simple">melo@gmail.com</text:a></text:p>
          </table:table-cell>
          <table:table-cell office:value-type="float" office:value="647385733" calcext:value-type="float">
            <text:p>647385733</text:p>
          </table:table-cell>
          <table:table-cell office:value-type="date" office:date-value="2002-03-27" calcext:value-type="date">
            <text:p>2002-03-27</text:p>
          </table:table-cell>
          <table:table-cell table:formula="of:=DATEDIF([.F18]; TODAY(); &quot;Y&quot;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08:22:42.854000600</meta:creation-date>
    <dc:date>2025-07-28T08:46:12.026441000</dc:date>
    <meta:editing-duration>PT12M23S</meta:editing-duration>
    <meta:editing-cycles>2</meta:editing-cycles>
    <meta:generator>LibreOffice/25.2.5.2$Windows_X86_64 LibreOffice_project/03d19516eb2e1dd5d4ccd751a0d6f35f35e08022</meta:generator>
    <meta:document-statistic meta:table-count="1" meta:cell-count="126" meta:object-count="0"/>
  </office:meta>
</office:document-meta>
</file>